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PROWADZENIE DO KONCEPTÓW</text:p>
      <text:p text:style-name="Standard">Koncept to zbiór wymagań, które muszą spełniać argumenty szablonu. Zostały zdefiniowane przez ISO Technical Specification i wprowadzone do kompilatora GCC (GCC 16). Przedstawię cele konceptów, zasady ich projektowania i ich podstawowe zasady użycia. Używanie konceptów nie ciągnie za sobą żadnych kosztów czasu wykonania w porównaniu do tradycyjnych nieograniczonych szablonów. Wygenerowany kod jest identyczny do tradycyjnego kodu szablonu.</text:p>
      <text:p text:style-name="Standard"/>
      <text:p text:style-name="Standard">W 1987 roku próbowano zaprojektować szablony w odpowiednimi interfejsami. Celem były:</text:p>
      <text:list xml:id="list2247382462575734597" text:style-name="L1">
        <text:list-item>
          <text:p text:style-name="P2">całkowita ogólność</text:p>
        </text:list-item>
        <text:list-item>
          <text:p text:style-name="P2">zerowy <text:span text:style-name="T1">overhead </text:span><text:span text:style-name="T2">w porównaniu do pisania ręcznego(edycja kodu źródłowego)</text:span></text:p>
        </text:list-item>
        <text:list-item>
          <text:p text:style-name="P4">dobrze określone interfejsy</text:p>
        </text:list-item>
      </text:list>
      <text:p text:style-name="P3"/>
      <text:p text:style-name="P3">Brak dobrze określonych interfejsów prowadzi do wyjątkowo złych wiadomości błędów. Dwa pozostałe właściwości uczyniły z szablonów sukces.</text:p>
      <text:p text:style-name="P3"/>
      <text:p text:style-name="Standard"><text:span text:style-name="T2">Rozwiązaniem problemu specyfikacji interfejsów zostały właśnie koncepty. Pytanie brzmi: </text:span><text:span text:style-name="T3">jak uformować zestaw cech języka by wspierał ten pomysł?</text:span></text:p>
      <text:p text:style-name="P5"/>
      <text:p text:style-name="P1"><text:span text:style-name="T2">Bjarne Stroustrup, Gabriel Dos Reis i Andrew Sutton zaczęli projektować koncepty od zera w 2009. W 2011 Alex Stepanov spojrzał na problem z punktu widzenia użytkownika: </text:span><text:span text:style-name="T3">Jak wyglądałby prawidłowo ograniczony STL? </text:span><text:span text:style-name="T2">Implementacja Sutton'a była używana przez 3 lata i teraz jest ładowana jako część GCC.</text:span></text:p>
      <text:p text:style-name="P6"/>
      <text:p text:style-name="P6">Koncepty oferują także:</text:p>
      <text:list xml:id="list7623660382049228981" text:style-name="L2">
        <text:list-item>
          <text:p text:style-name="P7">lepsze zgłaszanie błędów</text:p>
        </text:list-item>
        <text:list-item>
          <text:p text:style-name="P7">lepsza dokumentacja</text:p>
        </text:list-item>
        <text:list-item>
          <text:p text:style-name="P7">przeciążanie</text:p>
        </text:list-item>
      </text:list>
      <text:p text:style-name="P6"/>
      <text:p text:style-name="P6">Dlaczego szablony produkują takie okropne wiadomości błędów? Głównym powodem jest to, że błędy są wykrywane za późno. To samo dzieje się w słabo typowanych językach, tylko że tam wykrywanie błędów jest wykrywane jeszcze dalej – w czasie wykonania. W tych językach błąd jest odkrywany gdy np. konkretna operacja nie może być wykonana na pewnej zmiennej.</text:p>
      <text:p text:style-name="P6"/>
      <text:p text:style-name="P6">Z kolei w statycznie typowanych językach większość błędów jest wykrywanych podczas sprawdzania typów. To że konkretna operacja nie może być wykonana na konkretnej zmiennej jest zakodowane w typie zmiennej. Jeśli błąd faktycznie jest w kodzie zostanie wykryty podczas wywołania i będzie bardziej informacyjny.</text:p>
      <text:p text:style-name="P6"/>
      <text:p text:style-name="P6">W aktualnej wersji C++ błędy szablonów są wykrywane gdy konkretny argument typu nie obsługuje pewnej operacji (często wyrażone jako niezdolność do konwertowania jednego typu do drugiego lub porażkę w dedukcji typów). Często zdarza się to, głęboko drzewie tworzenia instancji. Żeby dowiedzieć się gdzie dokładnie leży problem, potrzeba odpowiednika śledzenia stosu (stack trace). Nazywa się to ”instantiation stack” i jest wyrzucany przed kompilator nad błędami szablonu. Często sięga rozmiarów kilku stron i zawiera nieznane nazwy i szczegóły implementacji kodu bibliotek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Zbierowski</meta:initial-creator>
    <meta:creation-date>2017-08-20T01:06:58.93</meta:creation-date>
    <dc:date>2017-08-20T18:37:17.88</dc:date>
    <dc:creator>Maciej Zbierowski</dc:creator>
    <meta:editing-duration>PT5H17M48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6" meta:word-count="357" meta:character-count="2564"/>
  </office:meta>
</office:document-meta>
</file>